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chloss Ald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chloss Trana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braxas' Tur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Pyrami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chauerwald (+ Gebirge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ra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agiegebirge 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giegebirge Oberfläch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agiegebirg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Vampirversteck Ins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chatt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Klenn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Shann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Mels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Li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Lomb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Herl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Thes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Uru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sd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Ir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Esri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Isth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Asran (+ Dungeon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Tradan (+ Dungeon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trandlad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anos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rena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chiff 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Schiff 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chiff 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Schiff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Min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Min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Min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Min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Min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Geheime Mine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olbars Verstec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imm Ru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Armband Höh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Haus des Brud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Kräuterplat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Hexenha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Höhle west Uru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Barkeeper Plat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ekt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Höhle nord Herl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Asdion 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chmetterlingswi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Hex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chatz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Erd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Feuergebir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Licht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Luft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Wasser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leiner 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Eisgespenster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espensters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Buchdungeon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Asdion Strand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Bea's Haus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Jinnai's Versteck (ER)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etawald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Asran Fluss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Grindwald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Eishöhl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Eishöhl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ishöhl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ishöhl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Eishöhl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trand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trand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trand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Strand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trand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Rasen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Rasen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asen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asen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üst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Wüst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Wüst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üst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Wüst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Wüste 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chneeklippe 1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hneeklippe 2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Wald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Wald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Wald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ld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Wald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Wald 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Wald 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Wald 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ald 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ald 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Wald 11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Wald 11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Wald 11c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4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 style:data-style-name="N2" text:time-value="10:20:53.4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22:11:06.647000000</meta:creation-date>
    <dc:date>2023-04-28T13:28:46.691000000</dc:date>
    <meta:editing-duration>PT16M25S</meta:editing-duration>
    <meta:editing-cycles>6</meta:editing-cycles>
    <meta:generator>LibreOffice/7.1.4.2$Windows_X86_64 LibreOffice_project/a529a4fab45b75fefc5b6226684193eb000654f6</meta:generator>
    <meta:document-statistic meta:table-count="1" meta:cell-count="308" meta:object-count="0"/>
  </office:meta>
</office:document-meta>
</file>